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05e0"/>
    </style:style>
    <style:style style:name="P2" style:family="paragraph" style:parent-style-name="Standard">
      <style:text-properties officeooo:paragraph-rsid="0014578a"/>
    </style:style>
    <style:style style:name="P3" style:family="paragraph" style:parent-style-name="Standard">
      <style:text-properties officeooo:paragraph-rsid="00167858"/>
    </style:style>
    <style:style style:name="P4" style:family="paragraph" style:parent-style-name="Standard">
      <style:text-properties officeooo:paragraph-rsid="00182f20"/>
    </style:style>
    <style:style style:name="P5" style:family="paragraph" style:parent-style-name="Standard">
      <style:text-properties officeooo:paragraph-rsid="001b463d"/>
    </style:style>
    <style:style style:name="P6" style:family="paragraph" style:parent-style-name="Standard">
      <style:text-properties fo:font-size="14pt" officeooo:paragraph-rsid="001b463d" style:font-size-asian="14pt" style:font-size-complex="14pt"/>
    </style:style>
    <style:style style:name="T1" style:family="text">
      <style:text-properties officeooo:rsid="0013bc88"/>
    </style:style>
    <style:style style:name="T2" style:family="text">
      <style:text-properties fo:font-size="14pt" style:font-size-asian="14pt" style:font-size-complex="14pt"/>
    </style:style>
    <style:style style:name="T3" style:family="text">
      <style:text-properties fo:font-size="14pt" officeooo:rsid="001405e0" style:font-size-asian="14pt" style:font-size-complex="14pt"/>
    </style:style>
    <style:style style:name="T4" style:family="text">
      <style:text-properties fo:font-size="14pt" officeooo:rsid="001a2a83" style:font-size-asian="14pt" style:font-size-complex="14pt"/>
    </style:style>
    <style:style style:name="T5" style:family="text">
      <style:text-properties fo:font-size="12pt" officeooo:rsid="001405e0" style:font-size-asian="10.5pt" style:font-size-complex="12pt"/>
    </style:style>
    <style:style style:name="T6" style:family="text">
      <style:text-properties fo:font-size="12pt" officeooo:rsid="0014578a" style:font-size-asian="10.5pt" style:font-size-complex="12pt"/>
    </style:style>
    <style:style style:name="T7" style:family="text">
      <style:text-properties fo:font-size="12pt" officeooo:rsid="00158168" style:font-size-asian="10.5pt" style:font-size-complex="12pt"/>
    </style:style>
    <style:style style:name="T8" style:family="text">
      <style:text-properties fo:font-size="12pt" officeooo:rsid="001405e0" style:font-size-asian="12pt" style:font-size-complex="12pt"/>
    </style:style>
    <style:style style:name="T9" style:family="text">
      <style:text-properties fo:font-size="12pt" officeooo:rsid="00167858" style:font-size-asian="12pt" style:font-size-complex="12pt"/>
    </style:style>
    <style:style style:name="T10" style:family="text">
      <style:text-properties fo:font-size="16pt" style:font-size-asian="16pt" style:font-size-complex="16pt"/>
    </style:style>
    <style:style style:name="T11" style:family="text">
      <style:text-properties fo:font-size="16pt" officeooo:rsid="001a2a83" style:font-size-asian="16pt" style:font-size-complex="16pt"/>
    </style:style>
    <style:style style:name="T12" style:family="text">
      <style:text-properties officeooo:rsid="00167858"/>
    </style:style>
    <style:style style:name="T13" style:family="text">
      <style:text-properties officeooo:rsid="00182f20"/>
    </style:style>
    <style:style style:name="T14" style:family="text">
      <style:text-properties officeooo:rsid="001b46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B</text:span><text:span text:style-name="T2">luetooth service.</text:span><text:line-break/><text:line-break/><text:span text:style-name="T8">Thread</text:span></text:p>
      <text:p text:style-name="P1">Het bluetooth gedeelte van de app zal in een apparte thread worden gerunt. Dit omdat het de main thread zal ontzien van het vele werk <text:span text:style-name="T1">van de bluetooth service</text:span>.<text:line-break/></text:p>
      <text:p text:style-name="P1"><text:span text:style-name="T8">De gebruiker</text:span><text:line-break/>De bluetooth wordt enabled als de user op het knopje bluetooth drukt. Dit gebeurd zonder te vragen omdat de gebruiker van bluetooth gebruik wil maken en het niet nodig zal zijn om te vragen of hij bluetooth wil inschakelen.<text:line-break/>Er wordt echter wel gevraagd of je zelf waarneembaar wilt worden op bluetooth. Dit door privacy overwegingen.<text:line-break/><text:line-break/><text:span text:style-name="T8">Gebruik</text:span><text:line-break/>De app gebruikt de bluetooth momenteel alleen voor het vinden van de mac adressen van de apparaten in de buurt. Zo kunnen wij als ontwikkelaars van de app zien welke app gebruikers met elkaar omgaan. Zo kunnen we bijvoorbeeld groepen maken en kijken of de blind date daadwerkelijk heeft plaats gevonden.<text:line-break/>De gevonden apparaten worden in een string list gezet en deze moet worden verstuurd naar de database.<text:line-break/><text:line-break/><text:span text:style-name="T8">Connecties</text:span></text:p>
      <text:p text:style-name="P1"><text:span text:style-name="T5">Zoals de bluetooth service nu is geimplementeerd is er geen echte connectie tussen twee devices. Er wordt alleen gekeken wie er allemaal in de buurt is. Het oorspronkelijke idee was om een bluetooth peer-to-peer netwerk op te zetten. Waarbij bij de apparaten die in de buurt waren gekeken wordt of zij dezelfde app gebruiken. Als dit het geval is wordt er data uitgewisseld met behulp van een server client model. Dit model maakt gebruik van een server en client socket die in aparte threads worden gerund. De server socket zal luisteren met een bepaald UUID die gehardcode is in de app. De client socket zal kijken of hij een server socket kan vinden, hiervoor heb je het MAC addres nodig van de server socket en het UUID. Het MAC adress wordt verkregen door de lijst van gevonden apparaten in de buurt door te lopen en een voor een met de server sockets proberen te connecten. Als er een connectie is tussen twee devices wordt de server socket gesloten en zal stoppen met luisteren. </text:span></text:p>
      <text:p text:style-name="P2"><text:span text:style-name="T6">Bij het zoeken naar de server client connectie heb ik in de broadcast receiver de functie discovery_finished en action_found gebruikt. Bij het beeindigen van de discovery wordt de lijst met apparaten doorlopen en gekeken of er een connectie kan worden gemaakt. Is dit niet het geval dan wordt </text:span><text:span text:style-name="T7">de lijst met apparaten gewist en </text:span><text:span text:style-name="T6">de discovery weer aangezet. Bij het vinden van het apparaat wordt deze in de string list van apparaten gezet.</text:span></text:p>
      <text:p text:style-name="P3"><text:span text:style-name="T5">De file transfer zal nu starten met een input en outputstream. De reden dat we voor dit server client model hebben gekozen is omdat we bij de file transfer goed kunnen bijhouden wat voor data we kunnen sturen. Helaas kwamen er later pas achter dat deze files zo groot zijn dat dit bijna niet te gebruiken was. En hebben we ons plan moeten inperken tot het slechts vinden van de apparaten in de buurt,</text:span><text:line-break/></text:p>
      <text:p text:style-name="P3"><text:span text:style-name="T9">Opruimen</text:span><text:line-break/>Als de benodigde bluetooth activiteiten hebben plaatsgevonden wordt de bluetooth uitgezet en de thread beeindigt.</text:p>
      <text:p text:style-name="P4"><text:span text:style-name="T13">Met het vorige model zouden ook de sockets nog moeten worden opgeruimd anders kan er slechts een keer in een bepaalde tijd connectie gemaakt worden.</text:span></text:p>
      <text:p text:style-name="P4"><text:span text:style-name="T13"/></text:p>
      <text:p text:style-name="P6"><text:soft-page-break/><text:span text:style-name="T14">Conclusie</text:span></text:p>
      <text:p text:style-name="P5"><text:span text:style-name="T14"/></text:p>
      <text:p text:style-name="P5"><text:span text:style-name="T14">Bij het werken aan het project hebben wij niet goed nagedacht in welke volgorde wij wat wouden. Dat heeft ons de das omgedaan bij het bluetooth connectie gedeelte. Het originele plan was om eerst de connecties werkend te krijgen en daarna verder te werken. Alleen heeft het veel te lang geduurd om de bluetooth socket connectie goed werkend te krijgen om het vervolgens niet te gebruiken. De les hierin zou zijn om stapsgewijs steeds te kijken wat het volgende nodige is om te implementeren en niet al te veel vooruit te werken omdat je niet zeker weet of je werk nog in het plan zal vallen. Ook was de nodige communicatie over het niet gebruiken van de sockets er pas een dag later dat betekent een volle werkdag verspilde tijd voor het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dy </meta:initial-creator>
    <meta:creation-date>2013-07-06T16:31:00</meta:creation-date>
    <dc:date>2013-07-06T16:58:59</dc:date>
    <dc:creator>Freddy </dc:creator>
    <meta:editing-duration>PT27M28S</meta:editing-duration>
    <meta:editing-cycles>9</meta:editing-cycles>
    <meta:generator>LibreOffice/3.6$Linux_X86_64 LibreOffice_project/360m1$Build-2</meta:generator>
    <meta:document-statistic meta:table-count="0" meta:image-count="0" meta:object-count="0" meta:page-count="2" meta:paragraph-count="10" meta:word-count="655" meta:character-count="3806" meta:non-whitespace-character-count="3154"/>
  </office:meta>
</office:document-meta>
</file>